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iut : pip3 install pygame</text:p>
      <text:p text:style-name="Standard">Collecting pygame</text:p>
      <text:p text:style-name="Standard"><text:s text:c="2"/>Downloading pygame-2.1.2-cp38-cp38-manylinux_2_17_x86_64.manylinux2014_x86_64.whl (21.8 MB)</text:p>
      <text:p text:style-name="Standard"><text:s text:c="5"/>|████████████████████████████████| 21.8 MB 3.6 MB/s </text:p>
      <text:p text:style-name="Standard">Installing collected packages: pygame</text:p>
      <text:p text:style-name="Standard">Successfully installed pygame-2.1.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8:00:05.072251302</meta:creation-date>
    <dc:date>2022-10-12T18:01:24.633164567</dc:date>
    <meta:editing-duration>PT1M20S</meta:editing-duration>
    <meta:editing-cycles>1</meta:editing-cycles>
    <meta:document-statistic meta:table-count="0" meta:image-count="0" meta:object-count="0" meta:page-count="1" meta:paragraph-count="6" meta:word-count="23" meta:character-count="270" meta:non-whitespace-character-count="245"/>
    <meta:generator>LibreOffice/6.4.7.2$Linux_X86_64 LibreOffice_project/40$Build-2</meta:generator>
  </office:meta>
</office:document-meta>
</file>